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 style:vertical-align="middle" fo:wrap-option="wrap" fo:background-color="#D8D8D8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3.889375cm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9.36625cm"/>
    </style:style>
    <style:style style:name="co8" style:family="table-column">
      <style:table-column-properties fo:break-before="auto" style:column-width="12.22375cm"/>
    </style:style>
    <style:style style:name="co9" style:family="table-column">
      <style:table-column-properties fo:break-before="auto" style:column-width="11.1654166666667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10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fesores_cat2018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No.<text:s/></text:p>
          </table:table-cell>
          <table:table-cell office:value-type="string" table:style-name="ce2">
            <text:p>Nombres</text:p>
          </table:table-cell>
          <table:table-cell office:value-type="string" table:style-name="ce2">
            <text:p>Apellidos</text:p>
          </table:table-cell>
          <table:table-cell office:value-type="string" table:style-name="ce2">
            <text:p>Documento de identificación<text:s/></text:p>
          </table:table-cell>
          <table:table-cell office:value-type="string" table:style-name="ce2">
            <text:p>Número<text:s/></text:p>
          </table:table-cell>
          <table:table-cell office:value-type="string" table:style-name="ce2">
            <text:p>Nivel académico</text:p>
            <text:p><text:s/></text:p>
          </table:table-cell>
          <table:table-cell office:value-type="string" table:style-name="ce2">
            <text:p>Área del conocimiento</text:p>
            <text:p/>
          </table:table-cell>
          <table:table-cell office:value-type="string" table:style-name="ce2">
            <text:p>Título obtenido</text:p>
          </table:table-cell>
          <table:table-cell office:value-type="string" table:style-name="ce2">
            <text:p>Institución o entidad del título obtenido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JUAN FELIPE</text:p>
          </table:table-cell>
          <table:table-cell office:value-type="string" table:style-name="ce1">
            <text:p>VALLEJO OSORI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17128004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LEIDY NATALIA</text:p>
          </table:table-cell>
          <table:table-cell office:value-type="string" table:style-name="ce1">
            <text:p>VILLA RESTREP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17146726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POLITOLOG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GINNA ESMERALDA</text:p>
          </table:table-cell>
          <table:table-cell office:value-type="string" table:style-name="ce1">
            <text:p>CARDONA GOM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17155856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POLITOLOG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DANIEL ALEJANDRO</text:p>
          </table:table-cell>
          <table:table-cell office:value-type="string" table:style-name="ce1">
            <text:p>MUÑOZ VALENCI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17158337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VIVIANA MARCELA</text:p>
          </table:table-cell>
          <table:table-cell office:value-type="string" table:style-name="ce1">
            <text:p>OSPINA RESTREP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17164792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POLITOLOG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LAURA CATALINA</text:p>
          </table:table-cell>
          <table:table-cell office:value-type="string" table:style-name="ce1">
            <text:p>OSSA CARRASQUILL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17183631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Ingeniería, Arquitectura, Urbanismo y Afines</text:p>
          </table:table-cell>
          <table:table-cell office:value-type="string" table:style-name="ce1">
            <text:p>INGENIERIA AMBIENT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ZULLY TATIANA</text:p>
          </table:table-cell>
          <table:table-cell office:value-type="string" table:style-name="ce1">
            <text:p>ZULUAGA MARIN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17190156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PROCES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FELIPE ANDRES</text:p>
          </table:table-cell>
          <table:table-cell office:value-type="string" table:style-name="ce1">
            <text:p>CRISTANCHO ESCOBAR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20395734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CARLOS MARIO</text:p>
          </table:table-cell>
          <table:table-cell office:value-type="string" table:style-name="ce1">
            <text:p>OSORIO GIRALD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20397551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LISTA EN DERECHO TRIBUTARIO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ZAPATA FLOR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20416444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PROCES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NATALIA MARIA</text:p>
          </table:table-cell>
          <table:table-cell office:value-type="string" table:style-name="ce1">
            <text:p>POSADA PER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2042065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ESTUDIOS SOCIOESPACIALES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JESUS DAVID</text:p>
          </table:table-cell>
          <table:table-cell office:value-type="string" table:style-name="ce1">
            <text:p>POLO RIVER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20437535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DANIELA</text:p>
          </table:table-cell>
          <table:table-cell office:value-type="string" table:style-name="ce1">
            <text:p>GUTIERREZ LONDOÑ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20455917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PROCES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LUIS GABRIEL</text:p>
          </table:table-cell>
          <table:table-cell office:value-type="string" table:style-name="ce1">
            <text:p>CHICA CASTAÑ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20456689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POLITOLOGO</text:p>
          </table:table-cell>
          <table:table-cell office:value-type="string" table:style-name="ce1">
            <text:p>UNIVERSIDAD NACIONAL DE COLOMBIA-BOG</text:p>
          </table:table-cell>
          <table:table-cell table:number-columns-repeated="16375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HECTOR LEONEL</text:p>
          </table:table-cell>
          <table:table-cell office:value-type="string" table:style-name="ce1">
            <text:p>ARISTIZABAL MARIN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22096010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PROCESAL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DANIEL SANTIAGO</text:p>
          </table:table-cell>
          <table:table-cell office:value-type="string" table:style-name="ce1">
            <text:p>GIRALDO CUARTA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28120344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GERALDINE</text:p>
          </table:table-cell>
          <table:table-cell office:value-type="string" table:style-name="ce1">
            <text:p>CARTAGENA GARCI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4277590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DEL TRABAJO Y SEGURIDAD SOCIAL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JOHAN STEVEN</text:p>
          </table:table-cell>
          <table:table-cell office:value-type="string" table:style-name="ce1">
            <text:p>LONDOÑO TAMAY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542166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Matemáticas y Ciencias Naturales</text:p>
          </table:table-cell>
          <table:table-cell office:value-type="string" table:style-name="ce1">
            <text:p>MAESTRIA EN CIENCIAS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CARLOS MARIO</text:p>
          </table:table-cell>
          <table:table-cell office:value-type="string" table:style-name="ce1">
            <text:p>PATIÑO GONZAL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542251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 ECONOMICO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CARLOS FERNANDO</text:p>
          </table:table-cell>
          <table:table-cell office:value-type="string" table:style-name="ce1">
            <text:p>ROLDAN PER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5830193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PROCES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YEPES RUI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5916995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ISTA EN EJERCICIO DEL DERECHO ANTE LAS ALTAS CORTES</text:p>
          </table:table-cell>
          <table:table-cell office:value-type="string" table:style-name="ce1">
            <text:p>FUNDACION UNIVERSITARIA LUIS AMIGO FUNLAM</text:p>
          </table:table-cell>
          <table:table-cell table:number-columns-repeated="16375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MARIA ISABEL</text:p>
          </table:table-cell>
          <table:table-cell office:value-type="string" table:style-name="ce1">
            <text:p>URIBE LOP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633682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de la Educación</text:p>
          </table:table-cell>
          <table:table-cell office:value-type="string" table:style-name="ce1">
            <text:p>MAESTRIA EN EDUCACION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D DUQUE CAMILO<text:s/></text:p>
          </table:table-cell>
          <table:table-cell office:value-type="string" table:style-name="ce1">
            <text:p>ARANGO<text:s/>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6394541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 CON ENFASIS EN DERECRHO DE LOS RECURSOS NATURALES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LUCAS</text:p>
          </table:table-cell>
          <table:table-cell office:value-type="string" table:style-name="ce1">
            <text:p>ARAQUE GARCI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6606868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GIOVANY</text:p>
          </table:table-cell>
          <table:table-cell office:value-type="string" table:style-name="ce1">
            <text:p>AREIZA MADRID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6624006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POLITOLOG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MILANY ANDREA</text:p>
          </table:table-cell>
          <table:table-cell office:value-type="string" table:style-name="ce1">
            <text:p>GOMEZ BETANCUR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6933323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Economía, Administración, Contaduria y Afines</text:p>
          </table:table-cell>
          <table:table-cell office:value-type="string" table:style-name="ce1">
            <text:p>MAGISTRA EN RELACIONES INTERNACIONALESI</text:p>
          </table:table-cell>
          <table:table-cell office:value-type="string" table:style-name="ce1">
            <text:p>UNIVERSIDAD DE MEDELLIN</text:p>
          </table:table-cell>
          <table:table-cell table:number-columns-repeated="16375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YAJAIRA</text:p>
          </table:table-cell>
          <table:table-cell office:value-type="string" table:style-name="ce1">
            <text:p>MIRA HERNAND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7576380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ISTA EN DERECHO DE LOS NEGOCIOS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CRISTIAN ANDRES</text:p>
          </table:table-cell>
          <table:table-cell office:value-type="string" table:style-name="ce1">
            <text:p>DIAZ DI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757649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JUAN JOSE</text:p>
          </table:table-cell>
          <table:table-cell office:value-type="string" table:style-name="ce1">
            <text:p>GOMEZ ARANG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7581456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LISTA EN DERECHO PUBLICO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ANA MARIA</text:p>
          </table:table-cell>
          <table:table-cell office:value-type="string" table:style-name="ce1">
            <text:p>LONDOÑO AGUDEL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7594557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JOSE LUIS</text:p>
          </table:table-cell>
          <table:table-cell office:value-type="string" table:style-name="ce1">
            <text:p>GONZALEZ JARAMILL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760054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YURANY</text:p>
          </table:table-cell>
          <table:table-cell office:value-type="string" table:style-name="ce1">
            <text:p>MACHADO HENA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7603692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PROCES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JESSICA ANDREA</text:p>
          </table:table-cell>
          <table:table-cell office:value-type="string" table:style-name="ce1">
            <text:p>AGUDELO VEL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7608687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LISTA EN DERECHO PUBLICO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1">
            <text:p>SEBASTIAN</text:p>
          </table:table-cell>
          <table:table-cell office:value-type="string" table:style-name="ce1">
            <text:p>MAYA VEL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7618603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COMERCIAL</text:p>
          </table:table-cell>
          <table:table-cell office:value-type="string" table:style-name="ce1">
            <text:p>UNIVERSIDAD DEL ROSARIO</text:p>
          </table:table-cell>
          <table:table-cell table:number-columns-repeated="16375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SARA ELENA</text:p>
          </table:table-cell>
          <table:table-cell office:value-type="string" table:style-name="ce1">
            <text:p>AGUDELO DUQUE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7620043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ISTA EN DERECHO PROCESAL CIVIL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1">
            <text:p>NATALIA PAOLA</text:p>
          </table:table-cell>
          <table:table-cell office:value-type="string" table:style-name="ce1">
            <text:p>LONDOÑO ARANG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8334928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ISTA EN RESPONSABILIDAD CIVIL Y SEGUROS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1">
            <text:p>JULIAN CAMILO</text:p>
          </table:table-cell>
          <table:table-cell office:value-type="string" table:style-name="ce1">
            <text:p>GIRALDO NARANJ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8409156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1">
            <text:p>CRISTIAN LEONEL</text:p>
          </table:table-cell>
          <table:table-cell office:value-type="string" table:style-name="ce1">
            <text:p>GUARDIA LOP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39687571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">
            <text:p>SANTIAGO</text:p>
          </table:table-cell>
          <table:table-cell office:value-type="string" table:style-name="ce1">
            <text:p>VELASQUEZ CASTAÑ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40735613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PRIVAD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1">
            <text:p>ESTEBAN DAVID</text:p>
          </table:table-cell>
          <table:table-cell office:value-type="string" table:style-name="ce1">
            <text:p>BURITICA ARANG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40737443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STER UNIVERSITRIO EN DERECHO CONSTITUCIONAL</text:p>
          </table:table-cell>
          <table:table-cell office:value-type="string" table:style-name="ce1">
            <text:p>COLEGIO RAMON MENENDEZ PIDAL</text:p>
          </table:table-cell>
          <table:table-cell table:number-columns-repeated="16375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JUAN PABLO</text:p>
          </table:table-cell>
          <table:table-cell office:value-type="string" table:style-name="ce1">
            <text:p>ACOSTA NAVA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4074398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HUGO MAURICIO</text:p>
          </table:table-cell>
          <table:table-cell office:value-type="string" table:style-name="ce1">
            <text:p>ORREGO VARGA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44100549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VIVIANA PATRICIA</text:p>
          </table:table-cell>
          <table:table-cell office:value-type="string" table:style-name="ce1">
            <text:p>VERGARA HERNAND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47386523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COMERCIAL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JORGE LUIS</text:p>
          </table:table-cell>
          <table:table-cell office:value-type="string" table:style-name="ce1">
            <text:p>MONTOYA VILLEGA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63280540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Economía, Administración, Contaduria y Afines</text:p>
          </table:table-cell>
          <table:table-cell office:value-type="string" table:style-name="ce1">
            <text:p>ESPECILISTA EN CONTRATACION ESTATAL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1">
            <text:p>LICETH TORCOROMA</text:p>
          </table:table-cell>
          <table:table-cell office:value-type="string" table:style-name="ce1">
            <text:p>LUNA RINCON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64836377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1">
            <text:p>ANGELA PATRICIA</text:p>
          </table:table-cell>
          <table:table-cell office:value-type="string" table:style-name="ce1">
            <text:p>BENAVIDES CERON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85275501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NARI%O</text:p>
          </table:table-cell>
          <table:table-cell table:number-columns-repeated="16375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1">
            <text:p>ISABEL CRISTINA</text:p>
          </table:table-cell>
          <table:table-cell office:value-type="string" table:style-name="ce1">
            <text:p>RESTREPO JARAMILL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94897215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MAESTRIA EN HISTORI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1">
            <text:p>MARIA EUGENIA</text:p>
          </table:table-cell>
          <table:table-cell office:value-type="string" table:style-name="ce1">
            <text:p>FLOREZ GENE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01450667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DEL TRABAJO Y SEGURIDAD SOCIAL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1">
            <text:p>LEIDY CAROLINA</text:p>
          </table:table-cell>
          <table:table-cell office:value-type="string" table:style-name="ce1">
            <text:p>RODRIGUEZ MUÑO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268060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YEISON</text:p>
          </table:table-cell>
          <table:table-cell office:value-type="string" table:style-name="ce1">
            <text:p>MANCO LOP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269270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ANDREA NATALI</text:p>
          </table:table-cell>
          <table:table-cell office:value-type="string" table:style-name="ce1">
            <text:p>ROMERO VARGA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272160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Matemáticas y Ciencias Naturales</text:p>
          </table:table-cell>
          <table:table-cell office:value-type="string" table:style-name="ce1">
            <text:p>MAGISTER EN CIENCIA DE LA INFORMACION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JUAN CAMILO</text:p>
          </table:table-cell>
          <table:table-cell office:value-type="string" table:style-name="ce1">
            <text:p>MUÑETON VILLEGA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27306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 PENAL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ESTEBAN</text:p>
          </table:table-cell>
          <table:table-cell office:value-type="string" table:style-name="ce1">
            <text:p>MUÑOZ GALEAN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273364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ÍSTER EN DERECHO INTERNACIONAL PÚBLICO</text:p>
          </table:table-cell>
          <table:table-cell office:value-type="string" table:style-name="ce1">
            <text:p>UNIVERSITY OF OSLO</text:p>
          </table:table-cell>
          <table:table-cell table:number-columns-repeated="16375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1">
            <text:p>MARIA CLAUDIA</text:p>
          </table:table-cell>
          <table:table-cell office:value-type="string" table:style-name="ce1">
            <text:p>GOMEZ CABAN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27471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1">
            <text:p>TATIANA</text:p>
          </table:table-cell>
          <table:table-cell office:value-type="string" table:style-name="ce1">
            <text:p>ECHEVERRI VILLEGA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275851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IZACIÓN EN RESPONSABLIDAD CIVIL Y DEL ESTADO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1">
            <text:p>ANA MARIA</text:p>
          </table:table-cell>
          <table:table-cell office:value-type="string" table:style-name="ce1">
            <text:p>HENAO BUITRAG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279705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ESTUDIOS SOCIOESPACIALES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PIEDRAHITA ARCIL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394546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CIENCIA POLITIC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ESPINOS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395604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COMERCIAL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1">
            <text:p>YEIZON OCTAVIO</text:p>
          </table:table-cell>
          <table:table-cell office:value-type="string" table:style-name="ce1">
            <text:p>MACIAS GONZAL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402303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1">
            <text:p>VIVIANA</text:p>
          </table:table-cell>
          <table:table-cell office:value-type="string" table:style-name="ce1">
            <text:p>HIGUITA ORTEG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405802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1">
            <text:p>DIANA SOFIA</text:p>
          </table:table-cell>
          <table:table-cell office:value-type="string" table:style-name="ce1">
            <text:p>CORTINA CAMP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41688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 PÚBLICO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1">
            <text:p>ERIKA</text:p>
          </table:table-cell>
          <table:table-cell office:value-type="string" table:style-name="ce1">
            <text:p>FRANCO GOM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417755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1">
            <text:p>JULIAN ALBERTO</text:p>
          </table:table-cell>
          <table:table-cell office:value-type="string" table:style-name="ce1">
            <text:p>ZAMBRANO SANCH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417904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 CON ENFASIS EN TRIBUTACIÓN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1">
            <text:p>ANA MARIA</text:p>
          </table:table-cell>
          <table:table-cell office:value-type="string" table:style-name="ce1">
            <text:p>SALAZAR AGUILAR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425500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ISTA EN SEGURIDAD SOCI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string" table:style-name="ce1">
            <text:p>TANIA CAROLINA</text:p>
          </table:table-cell>
          <table:table-cell office:value-type="string" table:style-name="ce1">
            <text:p>RIVERA FERNAND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425891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PROCESAL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string" table:style-name="ce1">
            <text:p>LEIDY JHOANA</text:p>
          </table:table-cell>
          <table:table-cell office:value-type="string" table:style-name="ce1">
            <text:p>DAVILA CAN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43346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string" table:style-name="ce1">
            <text:p>MARCELA</text:p>
          </table:table-cell>
          <table:table-cell office:value-type="string" table:style-name="ce1">
            <text:p>MESA VELASC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439542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string" table:style-name="ce1">
            <text:p>JUAN FELIPE</text:p>
          </table:table-cell>
          <table:table-cell office:value-type="string" table:style-name="ce1">
            <text:p>ALVAREZ ARBOLED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439768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string" table:style-name="ce1">
            <text:p>PABLO</text:p>
          </table:table-cell>
          <table:table-cell office:value-type="string" table:style-name="ce1">
            <text:p>URIBE WOLFF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440970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string" table:style-name="ce1">
            <text:p>LUIS MAURICIO</text:p>
          </table:table-cell>
          <table:table-cell office:value-type="string" table:style-name="ce1">
            <text:p>URQUIJO TEJAD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28464937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 PENAL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string" table:style-name="ce1">
            <text:p>LEIDY ANGELICA</text:p>
          </table:table-cell>
          <table:table-cell office:value-type="string" table:style-name="ce1">
            <text:p>YELA GARCI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40825138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GESTION Y POLITICAS PUBLICAS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string" table:style-name="ce1">
            <text:p>HILBANA MICHEL</text:p>
          </table:table-cell>
          <table:table-cell office:value-type="string" table:style-name="ce1">
            <text:p>GALLEGO MUÑO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52189458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PROCES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string" table:style-name="ce1">
            <text:p>DIANA SOFIA</text:p>
          </table:table-cell>
          <table:table-cell office:value-type="string" table:style-name="ce1">
            <text:p>ZULUAGA VIVA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5243620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string" table:style-name="ce1">
            <text:p>JAIME ALBERTO</text:p>
          </table:table-cell>
          <table:table-cell office:value-type="string" table:style-name="ce1">
            <text:p>MEJIA CASTRILLON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5244132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SEGURIDAD SOCIAL</text:p>
          </table:table-cell>
          <table:table-cell office:value-type="string" table:style-name="ce1">
            <text:p>FUND.UNIVERSIT. CIENCIAS DE LA SALUD</text:p>
          </table:table-cell>
          <table:table-cell table:number-columns-repeated="16375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string" table:style-name="ce1">
            <text:p>LAURA SHIRLEY</text:p>
          </table:table-cell>
          <table:table-cell office:value-type="string" table:style-name="ce1">
            <text:p>OSSA SILV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152689954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string" table:style-name="ce1">
            <text:p>DUBER ARMANDO</text:p>
          </table:table-cell>
          <table:table-cell office:value-type="string" table:style-name="ce1">
            <text:p>CELIS VEL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2200277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string" table:style-name="ce1">
            <text:p>HERALDO EFRAIN</text:p>
          </table:table-cell>
          <table:table-cell office:value-type="string" table:style-name="ce1">
            <text:p>BURBANO CASTILL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2984271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STER EN DERECHO PENAL INTERNACIONAL</text:p>
          </table:table-cell>
          <table:table-cell office:value-type="string" table:style-name="ce1">
            <text:p>UNIVERSIDAD DE GRANADA ESPANA</text:p>
          </table:table-cell>
          <table:table-cell table:number-columns-repeated="16375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string" table:style-name="ce1">
            <text:p>JORGE FERNANDO</text:p>
          </table:table-cell>
          <table:table-cell office:value-type="string" table:style-name="ce1">
            <text:p>ACEVEDO RIO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3462911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ISTA EN DERECHO CONTRACTUAL Y RELACIONES JURIDICOS NEGOCIABLES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string" table:style-name="ce1">
            <text:p>JORGE ALEJANDRO</text:p>
          </table:table-cell>
          <table:table-cell office:value-type="string" table:style-name="ce1">
            <text:p>TOBON VERGAR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5533568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LISTA EN DERECHO PENAL Y CRIMINALISTICA</text:p>
          </table:table-cell>
          <table:table-cell office:value-type="string" table:style-name="ce1">
            <text:p>UNIVERSIDAD DE MEDELLIN</text:p>
          </table:table-cell>
          <table:table-cell table:number-columns-repeated="16375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string" table:style-name="ce1">
            <text:p>PABLO EMILIO</text:p>
          </table:table-cell>
          <table:table-cell office:value-type="string" table:style-name="ce1">
            <text:p>ANGARITA CAÑA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9144204</text:p>
          </table:table-cell>
          <table:table-cell office:value-type="string" table:style-name="ce1">
            <text:p>DOCTO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OCTOR EN DERECHOS HUMANOS</text:p>
          </table:table-cell>
          <table:table-cell office:value-type="string" table:style-name="ce1">
            <text:p>UNIVERSIDAD PABLO DE OLAVIDE</text:p>
          </table:table-cell>
          <table:table-cell table:number-columns-repeated="16375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string" table:style-name="ce1">
            <text:p>AMPARO DE JESUS<text:s/></text:p>
          </table:table-cell>
          <table:table-cell office:value-type="string" table:style-name="ce1">
            <text:p>URREA GIRALD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21373396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 DE FAMILI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string" table:style-name="ce1">
            <text:p>MARY BLANCA</text:p>
          </table:table-cell>
          <table:table-cell office:value-type="string" table:style-name="ce1">
            <text:p>ANGEL FRANC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21449660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MAGISTER EN PSICOANALISIS</text:p>
          </table:table-cell>
          <table:table-cell office:value-type="string" table:style-name="ce1">
            <text:p>UNIVERSIDAD ARGENTINA JOHN F KENNEDY</text:p>
          </table:table-cell>
          <table:table-cell table:number-columns-repeated="16375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string" table:style-name="ce1">
            <text:p>BERTA FANNY</text:p>
          </table:table-cell>
          <table:table-cell office:value-type="string" table:style-name="ce1">
            <text:p>OSORIO SALAZAR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21575518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lSTA EN DERECHO CIVIL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string" table:style-name="ce1">
            <text:p>LUZ ADRIANA</text:p>
          </table:table-cell>
          <table:table-cell office:value-type="string" table:style-name="ce1">
            <text:p>MURIEL ARAQUE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22030010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string" table:style-name="ce1">
            <text:p>ROSA MARIA</text:p>
          </table:table-cell>
          <table:table-cell office:value-type="string" table:style-name="ce1">
            <text:p>SUÑE DOMENECH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10363</text:p>
          </table:table-cell>
          <table:table-cell office:value-type="string" table:style-name="ce1">
            <text:p>DOCTO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DOCTORA EN HUMANIDADES</text:p>
          </table:table-cell>
          <table:table-cell office:value-type="string" table:style-name="ce1">
            <text:p>LA UNIVERSIDAD POMPEU FABRA</text:p>
          </table:table-cell>
          <table:table-cell table:number-columns-repeated="16375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string" table:style-name="ce1">
            <text:p>MARIA ZORAIDA</text:p>
          </table:table-cell>
          <table:table-cell office:value-type="string" table:style-name="ce1">
            <text:p>GAVIRIA GUTIERR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075263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Ingeniería, Arquitectura, Urbanismo y Afines</text:p>
          </table:table-cell>
          <table:table-cell office:value-type="string" table:style-name="ce1">
            <text:p>MAESTRIA EN PLANEACION FISICA URBANA</text:p>
          </table:table-cell>
          <table:table-cell office:value-type="string" table:style-name="ce1">
            <text:p>UNIVERSIDAD NACIONAL DE COLOMBIA-BOG</text:p>
          </table:table-cell>
          <table:table-cell table:number-columns-repeated="16375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string" table:style-name="ce1">
            <text:p>ELVIRA YANNETT</text:p>
          </table:table-cell>
          <table:table-cell office:value-type="string" table:style-name="ce1">
            <text:p>ANGEL FRANC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090374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Economía, Administración, Contaduria y Afines</text:p>
          </table:table-cell>
          <table:table-cell office:value-type="string" table:style-name="ce1">
            <text:p>ESP. EN GESTION Y PROM. CULT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string" table:style-name="ce1">
            <text:p>MARIA VERONICA</text:p>
          </table:table-cell>
          <table:table-cell office:value-type="string" table:style-name="ce1">
            <text:p>MOLINA MES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108965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MAESTRIA EN ESTETICA</text:p>
          </table:table-cell>
          <table:table-cell office:value-type="string" table:style-name="ce1">
            <text:p>UNIVERSIDAD NACIONAL DE COLOMBIA-BOG</text:p>
          </table:table-cell>
          <table:table-cell table:number-columns-repeated="16375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string" table:style-name="ce1">
            <text:p>LINA MARCELA</text:p>
          </table:table-cell>
          <table:table-cell office:value-type="string" table:style-name="ce1">
            <text:p>ESTRADA JARAMILL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140368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string" table:style-name="ce1">
            <text:p>DIANA MARCELA</text:p>
          </table:table-cell>
          <table:table-cell office:value-type="string" table:style-name="ce1">
            <text:p>PALACIO BUSTAMANTE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141478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CULTURA POLITICA: PEDAGOGIA EN DERECHOS HUMANOS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string" table:style-name="ce1">
            <text:p>NATALIA EUGENIA</text:p>
          </table:table-cell>
          <table:table-cell office:value-type="string" table:style-name="ce1">
            <text:p>GOMEZ RU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14385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string" table:style-name="ce1">
            <text:p>MARY LUZ</text:p>
          </table:table-cell>
          <table:table-cell office:value-type="string" table:style-name="ce1">
            <text:p>TOBON TOBON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144010</text:p>
          </table:table-cell>
          <table:table-cell office:value-type="string" table:style-name="ce1">
            <text:p>DOCTO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OCTORA EN DERECHO CONSTITUCIONAL</text:p>
          </table:table-cell>
          <table:table-cell office:value-type="string" table:style-name="ce1">
            <text:p>UNIVERSIDAD COMPLUTENSE DE MADRID</text:p>
          </table:table-cell>
          <table:table-cell table:number-columns-repeated="16375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string" table:style-name="ce1">
            <text:p>CAROLINA</text:p>
          </table:table-cell>
          <table:table-cell office:value-type="string" table:style-name="ce1">
            <text:p>MONTOYA LONDOÑ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209355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SEGURIDAD <text:s/>SOCI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string" table:style-name="ce1">
            <text:p>PAULA ANDREA</text:p>
          </table:table-cell>
          <table:table-cell office:value-type="string" table:style-name="ce1">
            <text:p>PEREZ REYE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209665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MAESTRIA EN FILOSOFIA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string" table:style-name="ce1">
            <text:p>NATALIA</text:p>
          </table:table-cell>
          <table:table-cell office:value-type="string" table:style-name="ce1">
            <text:p>BAENA ROBLED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240536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 PENAL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string" table:style-name="ce1">
            <text:p>CATALINA</text:p>
          </table:table-cell>
          <table:table-cell office:value-type="string" table:style-name="ce1">
            <text:p>VELASQUEZ ACEVED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257783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string" table:style-name="ce1">
            <text:p>SANDRA MILENA</text:p>
          </table:table-cell>
          <table:table-cell office:value-type="string" table:style-name="ce1">
            <text:p>GOMEZ SANTAMARI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296260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SOCIOLOGIA DEL DERECHO</text:p>
          </table:table-cell>
          <table:table-cell office:value-type="string" table:style-name="ce1">
            <text:p>UNIVERSIDAD DEL PAIS VASCO</text:p>
          </table:table-cell>
          <table:table-cell table:number-columns-repeated="16375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string" table:style-name="ce1">
            <text:p>DIANA CAROLINA</text:p>
          </table:table-cell>
          <table:table-cell office:value-type="string" table:style-name="ce1">
            <text:p>SANCHEZ ZAPAT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296788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string" table:style-name="ce1">
            <text:p>FLOR ANGELA</text:p>
          </table:table-cell>
          <table:table-cell office:value-type="string" table:style-name="ce1">
            <text:p>CADAVID BEDOY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336714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SEGURIDAD <text:s/>SOCI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string" table:style-name="ce1">
            <text:p>LINA MARCELA</text:p>
          </table:table-cell>
          <table:table-cell office:value-type="string" table:style-name="ce1">
            <text:p>RENDON BUILE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353668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SEGURIDAD <text:s/>SOCI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string" table:style-name="ce1">
            <text:p>LUZ ELENA</text:p>
          </table:table-cell>
          <table:table-cell office:value-type="string" table:style-name="ce1">
            <text:p>HENAO ISAZ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456655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DERECHO PROCESAL</text:p>
          </table:table-cell>
          <table:table-cell office:value-type="string" table:style-name="ce1">
            <text:p>UNIVERSIDAD DE MEDELLIN</text:p>
          </table:table-cell>
          <table:table-cell table:number-columns-repeated="16375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string" table:style-name="ce1">
            <text:p>MARTHA CECILIA</text:p>
          </table:table-cell>
          <table:table-cell office:value-type="string" table:style-name="ce1">
            <text:p>SEPULVEDA ALZATE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473309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de la Educación</text:p>
          </table:table-cell>
          <table:table-cell office:value-type="string" table:style-name="ce1">
            <text:p>ESP. EN EDUCACION DLLO DE HABILIDADES Y JUICIO CRITICO</text:p>
          </table:table-cell>
          <table:table-cell office:value-type="string" table:style-name="ce1">
            <text:p>CORPORACION UNIVERSITARIA LASALLISTA DE MEDEL</text:p>
          </table:table-cell>
          <table:table-cell table:number-columns-repeated="16375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string" table:style-name="ce1">
            <text:p>LUISA CECILIA</text:p>
          </table:table-cell>
          <table:table-cell office:value-type="string" table:style-name="ce1">
            <text:p>FLOREZ RUI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2535626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DEL MEDIO AMBIENTE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string" table:style-name="ce1">
            <text:p>SEBASTIAN</text:p>
          </table:table-cell>
          <table:table-cell office:value-type="string" table:style-name="ce1">
            <text:p>NARANJO SERN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414026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ISTA EN DERECHO PENAL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string" table:style-name="ce1">
            <text:p>JULIO ALBERTO</text:p>
          </table:table-cell>
          <table:table-cell office:value-type="string" table:style-name="ce1">
            <text:p>GONZALEZ ZAPAT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419391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INSTITUCIONES JURIDICAS PENALES</text:p>
          </table:table-cell>
          <table:table-cell office:value-type="string" table:style-name="ce1">
            <text:p>UNIVERSIDAD NACIONAL DE COLOMBIA</text:p>
          </table:table-cell>
          <table:table-cell table:number-columns-repeated="16375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string" table:style-name="ce1">
            <text:p>HERNAN DARIO</text:p>
          </table:table-cell>
          <table:table-cell office:value-type="string" table:style-name="ce1">
            <text:p>CARDONA VASQU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454835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string" table:style-name="ce1">
            <text:p>LUZ AMPARO DEL SOCORRO<text:s/></text:p>
          </table:table-cell>
          <table:table-cell office:value-type="string" table:style-name="ce1">
            <text:p>GRANADA DE ESPINAL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7250674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DERECHO PROCESAL</text:p>
          </table:table-cell>
          <table:table-cell office:value-type="string" table:style-name="ce1">
            <text:p>UNIVERSIDAD DE MEDELLIN</text:p>
          </table:table-cell>
          <table:table-cell table:number-columns-repeated="16375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string" table:style-name="ce1">
            <text:p>BEATRIZ HELENA</text:p>
          </table:table-cell>
          <table:table-cell office:value-type="string" table:style-name="ce1">
            <text:p>GIRALDO ALVAR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9354283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Economía, Administración, Contaduria y Afines</text:p>
          </table:table-cell>
          <table:table-cell office:value-type="string" table:style-name="ce1">
            <text:p>ESP. EN FINANZAS Y MERCADO DE CAPITALES</text:p>
          </table:table-cell>
          <table:table-cell office:value-type="string" table:style-name="ce1">
            <text:p>UNIVERSIDAD DE MEDELLIN</text:p>
          </table:table-cell>
          <table:table-cell table:number-columns-repeated="16375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string" table:style-name="ce1">
            <text:p>GUIOMAR BIBIANA</text:p>
          </table:table-cell>
          <table:table-cell office:value-type="string" table:style-name="ce1">
            <text:p>PERALTA ROBLED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9447697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string" table:style-name="ce1">
            <text:p>ANA MARIA</text:p>
          </table:table-cell>
          <table:table-cell office:value-type="string" table:style-name="ce1">
            <text:p>ARTEAGA CEBALLO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39449817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MAESTRIA EN HISTORIA</text:p>
          </table:table-cell>
          <table:table-cell office:value-type="string" table:style-name="ce1">
            <text:p>UNIVERSIDAD NACIONAL DE COLOMBIA</text:p>
          </table:table-cell>
          <table:table-cell table:number-columns-repeated="16375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string" table:style-name="ce1">
            <text:p>GLORIA MERCEDES</text:p>
          </table:table-cell>
          <table:table-cell office:value-type="string" table:style-name="ce1">
            <text:p>GOMEZ SANT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2069824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MAESTRIA EN TERAPIA FAMILIAR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string" table:style-name="ce1">
            <text:p>MARIA DOLLY</text:p>
          </table:table-cell>
          <table:table-cell office:value-type="string" table:style-name="ce1">
            <text:p>CUARTAS HENA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2682806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MAESTRIA EN FILOSOFI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string" table:style-name="ce1">
            <text:p>NORA ALBA</text:p>
          </table:table-cell>
          <table:table-cell office:value-type="string" table:style-name="ce1">
            <text:p>COSSIO ACEVED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2684013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 DE FAMILI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string" table:style-name="ce1">
            <text:p>CLAUDIA MARIA</text:p>
          </table:table-cell>
          <table:table-cell office:value-type="string" table:style-name="ce1">
            <text:p>OCHOA RIC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2769575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DEL TRABAJO Y SEGURIDAD SOCIAL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string" table:style-name="ce1">
            <text:p>MARIA LILIANA</text:p>
          </table:table-cell>
          <table:table-cell office:value-type="string" table:style-name="ce1">
            <text:p>RODRIGUEZ BERRI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2779823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de la Educación</text:p>
          </table:table-cell>
          <table:table-cell office:value-type="string" table:style-name="ce1">
            <text:p>LICENCIATURA EN EN EDUC ESPANOL LIT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string" table:style-name="ce1">
            <text:p>CLAUDIA LILIANA</text:p>
          </table:table-cell>
          <table:table-cell office:value-type="string" table:style-name="ce1">
            <text:p>URIBE MEJI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2791607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 PENAL- MODALIDAD DE PROFUNDIZACION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string" table:style-name="ce1">
            <text:p>LUZ ELENA</text:p>
          </table:table-cell>
          <table:table-cell office:value-type="string" table:style-name="ce1">
            <text:p>MONTOYA BEDOY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2973335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DE LA SEGURIDAD SOCI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string" table:style-name="ce1">
            <text:p>ALICIA</text:p>
          </table:table-cell>
          <table:table-cell office:value-type="string" table:style-name="ce1">
            <text:p>MORALES CADAVID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2980510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Economía, Administración, Contaduria y Afines</text:p>
          </table:table-cell>
          <table:table-cell office:value-type="string" table:style-name="ce1">
            <text:p>ESP. EN GESTION AMBIENT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string" table:style-name="ce1">
            <text:p>BERNARDITA</text:p>
          </table:table-cell>
          <table:table-cell office:value-type="string" table:style-name="ce1">
            <text:p>PEREZ RESTREP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007601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string" table:style-name="ce1">
            <text:p>MARIA VICTORIA</text:p>
          </table:table-cell>
          <table:table-cell office:value-type="string" table:style-name="ce1">
            <text:p>MENESES GARCI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008118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string" table:style-name="ce1">
            <text:p>LUCIA</text:p>
          </table:table-cell>
          <table:table-cell office:value-type="string" table:style-name="ce1">
            <text:p>MARTINEZ CUADRO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066775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de la Salud</text:p>
          </table:table-cell>
          <table:table-cell office:value-type="string" table:style-name="ce1">
            <text:p>MAESTRIA EN SALUD PUBLIC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string" table:style-name="ce1">
            <text:p>LILIANA MARIA</text:p>
          </table:table-cell>
          <table:table-cell office:value-type="string" table:style-name="ce1">
            <text:p>URIBE TIRAD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086177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TEORIAS, METODOS Y TECNICAS DE INVESTIGACION SOCIAL: INVESTIGACION EVALUATIV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string" table:style-name="ce1">
            <text:p>MARIA ISABEL</text:p>
          </table:table-cell>
          <table:table-cell office:value-type="string" table:style-name="ce1">
            <text:p>LOPERA VEL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097490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DERECHO PRIVADO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string" table:style-name="ce1">
            <text:p>SANDRA MARIA</text:p>
          </table:table-cell>
          <table:table-cell office:value-type="string" table:style-name="ce1">
            <text:p>MARTINEZ MONSALVE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105840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string" table:style-name="ce1">
            <text:p>PAOLA MILENA</text:p>
          </table:table-cell>
          <table:table-cell office:value-type="string" table:style-name="ce1">
            <text:p>SAMPEDRO OSS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16395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ESTUDIOS SOCIOESPACIALES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string" table:style-name="ce1">
            <text:p>CLAUDIA MARCELA</text:p>
          </table:table-cell>
          <table:table-cell office:value-type="string" table:style-name="ce1">
            <text:p>CANO ORTEG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169613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string" table:style-name="ce1">
            <text:p>CATALINA MARIA</text:p>
          </table:table-cell>
          <table:table-cell office:value-type="string" table:style-name="ce1">
            <text:p>PUERTA HENA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209200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MAESTRIA EN HISTORIA</text:p>
          </table:table-cell>
          <table:table-cell office:value-type="string" table:style-name="ce1">
            <text:p>UNIVERSIDAD NACIONAL DE COLOMBIA-BOG</text:p>
          </table:table-cell>
          <table:table-cell table:number-columns-repeated="16375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string" table:style-name="ce1">
            <text:p>ALEJANDRA MARIA</text:p>
          </table:table-cell>
          <table:table-cell office:value-type="string" table:style-name="ce1">
            <text:p>GARCIA ARCIL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220927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string" table:style-name="ce1">
            <text:p>NATALIA MARIA</text:p>
          </table:table-cell>
          <table:table-cell office:value-type="string" table:style-name="ce1">
            <text:p>VILLEGAS MARIN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221070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GOBIERNO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string" table:style-name="ce1">
            <text:p>JULIANA</text:p>
          </table:table-cell>
          <table:table-cell office:value-type="string" table:style-name="ce1">
            <text:p>PEREZ RESTREP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252246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string" table:style-name="ce1">
            <text:p>NATALIA</text:p>
          </table:table-cell>
          <table:table-cell office:value-type="string" table:style-name="ce1">
            <text:p>MUÑOZ MAY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253231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 DE FAMILIA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string" table:style-name="ce1">
            <text:p>DORIAN JULIET</text:p>
          </table:table-cell>
          <table:table-cell office:value-type="string" table:style-name="ce1">
            <text:p>GOMEZ OSORI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257749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string" table:style-name="ce1">
            <text:p>DORIS</text:p>
          </table:table-cell>
          <table:table-cell office:value-type="string" table:style-name="ce1">
            <text:p>GOMEZ OSORI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257750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POLITOLOGA</text:p>
          </table:table-cell>
          <table:table-cell office:value-type="string" table:style-name="ce1">
            <text:p>UNIVERSIDAD NACIONAL DE COLOMBIA-BOG</text:p>
          </table:table-cell>
          <table:table-cell table:number-columns-repeated="16375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string" table:style-name="ce1">
            <text:p>LINA MARIA</text:p>
          </table:table-cell>
          <table:table-cell office:value-type="string" table:style-name="ce1">
            <text:p>OQUENDO GAVIRI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261094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string" table:style-name="ce1">
            <text:p>LINA MARIA</text:p>
          </table:table-cell>
          <table:table-cell office:value-type="string" table:style-name="ce1">
            <text:p>NOREÑA CASTRILLON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272026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DERECHO PROCESAL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string" table:style-name="ce1">
            <text:p>NORA DEL SOCORRO<text:s/></text:p>
          </table:table-cell>
          <table:table-cell office:value-type="string" table:style-name="ce1">
            <text:p>DUQUE GOM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521375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string" table:style-name="ce1">
            <text:p>MARITZA DEL SOCORRO<text:s/></text:p>
          </table:table-cell>
          <table:table-cell office:value-type="string" table:style-name="ce1">
            <text:p>ORTIZ CORRE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523338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ISTA EN DERECHO URBANISTIC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string" table:style-name="ce1">
            <text:p>MARIA ELENA</text:p>
          </table:table-cell>
          <table:table-cell office:value-type="string" table:style-name="ce1">
            <text:p>AMAYA CASTRILLON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52392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MASTER EN PSICOLOGIA</text:p>
          </table:table-cell>
          <table:table-cell office:value-type="string" table:style-name="ce1">
            <text:p>UNIVERSIDAD DE SAN BUENAVENTURA</text:p>
          </table:table-cell>
          <table:table-cell table:number-columns-repeated="16375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string" table:style-name="ce1">
            <text:p>SANDRA CONSTANZA</text:p>
          </table:table-cell>
          <table:table-cell office:value-type="string" table:style-name="ce1">
            <text:p>CALDERON RAMIR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544561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LOS ANDES</text:p>
          </table:table-cell>
          <table:table-cell table:number-columns-repeated="16375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string" table:style-name="ce1">
            <text:p>NATALIA MARIA</text:p>
          </table:table-cell>
          <table:table-cell office:value-type="string" table:style-name="ce1">
            <text:p>SILVA HURTAD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569753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ÍSTER EN HISTORIA Y COMPARACIÓN DE INSTITUCIONES POLÍTICAS Y JURÍDICAS</text:p>
          </table:table-cell>
          <table:table-cell office:value-type="string" table:style-name="ce1">
            <text:p>UUNIVERSITÁ DEGLI STUDI DI MESSINA ITALIA</text:p>
          </table:table-cell>
          <table:table-cell table:number-columns-repeated="16375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string" table:style-name="ce1">
            <text:p>GLORIA PATRICIA</text:p>
          </table:table-cell>
          <table:table-cell office:value-type="string" table:style-name="ce1">
            <text:p>BETANCURT HERNAND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580088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DE LA SEGURIDAD SOCI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string" table:style-name="ce1">
            <text:p>ANA LUCIA</text:p>
          </table:table-cell>
          <table:table-cell office:value-type="string" table:style-name="ce1">
            <text:p>CASTRO AREIZ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587146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DE LA SEGURIDAD SOCI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string" table:style-name="ce1">
            <text:p>ELVIGIA</text:p>
          </table:table-cell>
          <table:table-cell office:value-type="string" table:style-name="ce1">
            <text:p>CARDONA ZULET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593070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de la Educación</text:p>
          </table:table-cell>
          <table:table-cell office:value-type="string" table:style-name="ce1">
            <text:p>MAGISTER EN EDUCACION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string" table:style-name="ce1">
            <text:p>LUISA FERNANDA</text:p>
          </table:table-cell>
          <table:table-cell office:value-type="string" table:style-name="ce1">
            <text:p>ESCOBAR ACOST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59577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de la Educación</text:p>
          </table:table-cell>
          <table:table-cell office:value-type="string" table:style-name="ce1">
            <text:p>MAESTRIA EN EDUCACION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string" table:style-name="ce1">
            <text:p>OLGA LUZ</text:p>
          </table:table-cell>
          <table:table-cell office:value-type="string" table:style-name="ce1">
            <text:p>OSPINA BAUTIST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596263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ISTA EN SEGURIDAD SOCIAL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string" table:style-name="ce1">
            <text:p>DENIS MIREILLE</text:p>
          </table:table-cell>
          <table:table-cell office:value-type="string" table:style-name="ce1">
            <text:p>CONTRERAS POSAD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604932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DEL TRABAJO Y SEGURIDAD SOCI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string" table:style-name="ce1">
            <text:p>CLAUDIA YANED DE LAS<text:s/></text:p>
          </table:table-cell>
          <table:table-cell office:value-type="string" table:style-name="ce1">
            <text:p>ESPINOSA HENA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610657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string" table:style-name="ce1">
            <text:p>CATALINA MARIA</text:p>
          </table:table-cell>
          <table:table-cell office:value-type="string" table:style-name="ce1">
            <text:p>CRUZ BETANCUR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614348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EDUCACION Y DESARROLLO HUMANO</text:p>
          </table:table-cell>
          <table:table-cell office:value-type="string" table:style-name="ce1">
            <text:p>UNIVERSIDAD DE MANIZALES</text:p>
          </table:table-cell>
          <table:table-cell table:number-columns-repeated="16375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string" table:style-name="ce1">
            <text:p>CLARA INES</text:p>
          </table:table-cell>
          <table:table-cell office:value-type="string" table:style-name="ce1">
            <text:p>ATEHORTUA ARREDOND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615437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CIENCIA POLITIC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string" table:style-name="ce1">
            <text:p>LINA MARIA</text:p>
          </table:table-cell>
          <table:table-cell office:value-type="string" table:style-name="ce1">
            <text:p>POSADA VEL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617666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ESPECIALISTA EN GESTIÓN Y PROCESOS HUMANOS</text:p>
          </table:table-cell>
          <table:table-cell office:value-type="string" table:style-name="ce1">
            <text:p>ESCUELA DE INGENIERIA DE ANTIOQUIA</text:p>
          </table:table-cell>
          <table:table-cell table:number-columns-repeated="16375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string" table:style-name="ce1">
            <text:p>SANDRA LILIANA</text:p>
          </table:table-cell>
          <table:table-cell office:value-type="string" table:style-name="ce1">
            <text:p>PEREZ HENA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620997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COMERCIAL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string" table:style-name="ce1">
            <text:p>VERONICA MARIA</text:p>
          </table:table-cell>
          <table:table-cell office:value-type="string" table:style-name="ce1">
            <text:p>ECHEVERRI SALAZAR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626196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PRIVADO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string" table:style-name="ce1">
            <text:p>ADRIANA</text:p>
          </table:table-cell>
          <table:table-cell office:value-type="string" table:style-name="ce1">
            <text:p>LONDOÑO MARTIN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626346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 DE FAMILIA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string" table:style-name="ce1">
            <text:p>VICTORIA EUGENIA</text:p>
          </table:table-cell>
          <table:table-cell office:value-type="string" table:style-name="ce1">
            <text:p>BOHORQUEZ HERNAND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631143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string" table:style-name="ce1">
            <text:p>DIANA CONSTANZA</text:p>
          </table:table-cell>
          <table:table-cell office:value-type="string" table:style-name="ce1">
            <text:p>NINCO SANCH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636000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string" table:style-name="ce1">
            <text:p>CLAUDIA PATRICIA</text:p>
          </table:table-cell>
          <table:table-cell office:value-type="string" table:style-name="ce1">
            <text:p>ACOSTA ZULUAG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671151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de la Educación</text:p>
          </table:table-cell>
          <table:table-cell office:value-type="string" table:style-name="ce1">
            <text:p>MAESTRIA EN EDUCACION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string" table:style-name="ce1">
            <text:p>JULIA MARIA</text:p>
          </table:table-cell>
          <table:table-cell office:value-type="string" table:style-name="ce1">
            <text:p>RIVERA GOM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677184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 DE FAMILI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string" table:style-name="ce1">
            <text:p>SANDRA PATRICIA</text:p>
          </table:table-cell>
          <table:table-cell office:value-type="string" table:style-name="ce1">
            <text:p>ALVAREZ MOREN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743293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DERECHO PROCESAL</text:p>
          </table:table-cell>
          <table:table-cell office:value-type="string" table:style-name="ce1">
            <text:p>UNIVERSIDAD DE MEDELLIN</text:p>
          </table:table-cell>
          <table:table-cell table:number-columns-repeated="16375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string" table:style-name="ce1">
            <text:p>MARIBEL</text:p>
          </table:table-cell>
          <table:table-cell office:value-type="string" table:style-name="ce1">
            <text:p>CARRILLO PINED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785041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string" table:style-name="ce1">
            <text:p>BEATRIZ HELENA</text:p>
          </table:table-cell>
          <table:table-cell office:value-type="string" table:style-name="ce1">
            <text:p>MAKIUD MONTOY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796719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string" table:style-name="ce1">
            <text:p>EMMA JULIA</text:p>
          </table:table-cell>
          <table:table-cell office:value-type="string" table:style-name="ce1">
            <text:p>VIANA ROMAÑ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866219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PROCESAL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string" table:style-name="ce1">
            <text:p>MARIANELLA</text:p>
          </table:table-cell>
          <table:table-cell office:value-type="string" table:style-name="ce1">
            <text:p>PULIDO TAMAY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869885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Economía, Administración, Contaduria y Afines</text:p>
          </table:table-cell>
          <table:table-cell office:value-type="string" table:style-name="ce1">
            <text:p>MAGISTER EN ADMINISTRACION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string" table:style-name="ce1">
            <text:p>NANCY ASTRID</text:p>
          </table:table-cell>
          <table:table-cell office:value-type="string" table:style-name="ce1">
            <text:p>JARAMILLO CASA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905013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DE LA SEGURIDAD SOCI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string" table:style-name="ce1">
            <text:p>DIANA PATRICIA</text:p>
          </table:table-cell>
          <table:table-cell office:value-type="string" table:style-name="ce1">
            <text:p>GIRALDO BOTER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914177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string" table:style-name="ce1">
            <text:p>CLAUDIA MARCELA</text:p>
          </table:table-cell>
          <table:table-cell office:value-type="string" table:style-name="ce1">
            <text:p>CASTAÑO PATIÑ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928022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ISTA EN SEGURIDAD SOCIAL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string" table:style-name="ce1">
            <text:p>CLAUDIA MARCELA</text:p>
          </table:table-cell>
          <table:table-cell office:value-type="string" table:style-name="ce1">
            <text:p>PORTACIO MERCAD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97109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string" table:style-name="ce1">
            <text:p>VERONICA</text:p>
          </table:table-cell>
          <table:table-cell office:value-type="string" table:style-name="ce1">
            <text:p>GONZALEZ CASTAÑO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98299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string" table:style-name="ce1">
            <text:p>JUDITH ELENA</text:p>
          </table:table-cell>
          <table:table-cell office:value-type="string" table:style-name="ce1">
            <text:p>ORTIZ BLANC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983600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 DE FAMILIA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string" table:style-name="ce1">
            <text:p>CAROLINA</text:p>
          </table:table-cell>
          <table:table-cell office:value-type="string" table:style-name="ce1">
            <text:p>LOPERA TOBON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984768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CIENCIA POLITIC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string" table:style-name="ce1">
            <text:p>ASTRID</text:p>
          </table:table-cell>
          <table:table-cell office:value-type="string" table:style-name="ce1">
            <text:p>OSORIO ALVAR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989230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string" table:style-name="ce1">
            <text:p>LINA</text:p>
          </table:table-cell>
          <table:table-cell office:value-type="string" table:style-name="ce1">
            <text:p>LORENZONI ESCOBAR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3989560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ÍSTER EN DERECHO INTERNACIONAL PÚBLICO</text:p>
          </table:table-cell>
          <table:table-cell office:value-type="string" table:style-name="ce1">
            <text:p>UNIVERSITAT HEIDELBERG</text:p>
          </table:table-cell>
          <table:table-cell table:number-columns-repeated="16375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string" table:style-name="ce1">
            <text:p>MARIA PAULINA</text:p>
          </table:table-cell>
          <table:table-cell office:value-type="string" table:style-name="ce1">
            <text:p>GOMEZ PER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44001227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 PENAL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string" table:style-name="ce1">
            <text:p>CAROLINA PATRICIA</text:p>
          </table:table-cell>
          <table:table-cell office:value-type="string" table:style-name="ce1">
            <text:p>GRAJALES BARRIO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5090868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Economía, Administración, Contaduria y Afines</text:p>
          </table:table-cell>
          <table:table-cell office:value-type="string" table:style-name="ce1">
            <text:p>MAGISTER EN DISEÑO Y GESTION DE PROYECTOS TECNOLÓGICOAS</text:p>
          </table:table-cell>
          <table:table-cell office:value-type="string" table:style-name="ce1">
            <text:p>UNIVERSIDAD INTERNACIONAL DE LA RIOJA</text:p>
          </table:table-cell>
          <table:table-cell table:number-columns-repeated="16375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string" table:style-name="ce1">
            <text:p>CLAUDIA PATRICIA</text:p>
          </table:table-cell>
          <table:table-cell office:value-type="string" table:style-name="ce1">
            <text:p>JIMENEZ OYUEL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52148361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de la Salud</text:p>
          </table:table-cell>
          <table:table-cell office:value-type="string" table:style-name="ce1">
            <text:p>ESPECIALISTA EN MEDICINA DEL TRABAJO Y LABORAL</text:p>
          </table:table-cell>
          <table:table-cell office:value-type="string" table:style-name="ce1">
            <text:p>UNIVERSIDAD DEL ROSARIO</text:p>
          </table:table-cell>
          <table:table-cell table:number-columns-repeated="16375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string" table:style-name="ce1">
            <text:p>ANYELA MARIA</text:p>
          </table:table-cell>
          <table:table-cell office:value-type="string" table:style-name="ce1">
            <text:p>RODRIGUEZ TACHACK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53132056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 DE FAMILIA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1">
            <text:p>LAURA YAMILE</text:p>
          </table:table-cell>
          <table:table-cell office:value-type="string" table:style-name="ce1">
            <text:p>PORTILLA FERRER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60264113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EDUCACIÓN Y DESARROLLO HUMANO</text:p>
          </table:table-cell>
          <table:table-cell office:value-type="string" table:style-name="ce1">
            <text:p>UNIVERSIDAD DE MANIZALES</text:p>
          </table:table-cell>
          <table:table-cell table:number-columns-repeated="16375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string" table:style-name="ce1">
            <text:p>OLGA LUCIA</text:p>
          </table:table-cell>
          <table:table-cell office:value-type="string" table:style-name="ce1">
            <text:p>BERNAL GARCI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63392026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ISTA EN DERECHO PEN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string" table:style-name="ce1">
            <text:p>MONICA JANETH</text:p>
          </table:table-cell>
          <table:table-cell office:value-type="string" table:style-name="ce1">
            <text:p>CARDENAS CLAR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63491177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PROCESAL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string" table:style-name="ce1">
            <text:p>ALEXANDRA</text:p>
          </table:table-cell>
          <table:table-cell office:value-type="string" table:style-name="ce1">
            <text:p>FERNANDEZ ROJA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63559577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string" table:style-name="ce1">
            <text:p>JHON BAYRON</text:p>
          </table:table-cell>
          <table:table-cell office:value-type="string" table:style-name="ce1">
            <text:p>MONTOYA GUTIERR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0108506</text:p>
          </table:table-cell>
          <table:table-cell office:value-type="string" table:style-name="ce1">
            <text:p>DOCTO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OCTORADO EN EL PROGRAMA TEORIA DE LA EDUCACION Y PEDAGOGIA SOCIAL</text:p>
          </table:table-cell>
          <table:table-cell office:value-type="string" table:style-name="ce1">
            <text:p>UNIVERSIDAD PABLO DE OLAVIDE</text:p>
          </table:table-cell>
          <table:table-cell table:number-columns-repeated="16375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string" table:style-name="ce1">
            <text:p>FRANCISCO JAVIER</text:p>
          </table:table-cell>
          <table:table-cell office:value-type="string" table:style-name="ce1">
            <text:p>TAMAYO PATIÑ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0195526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 PENAL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string" table:style-name="ce1">
            <text:p>ELKIN DE JESUS<text:s/></text:p>
          </table:table-cell>
          <table:table-cell office:value-type="string" table:style-name="ce1">
            <text:p>RAMIREZ JARAMILL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0301298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CONSTITUCION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string" table:style-name="ce1">
            <text:p>JOSE IGNACIO</text:p>
          </table:table-cell>
          <table:table-cell office:value-type="string" table:style-name="ce1">
            <text:p>MADRIGAL ALZATE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0321430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DERECHO PROCESAL</text:p>
          </table:table-cell>
          <table:table-cell office:value-type="string" table:style-name="ce1">
            <text:p>UNIVERSIDAD DE MEDELLIN</text:p>
          </table:table-cell>
          <table:table-cell table:number-columns-repeated="16375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string" table:style-name="ce1">
            <text:p>HUBED DE JESUS<text:s/></text:p>
          </table:table-cell>
          <table:table-cell office:value-type="string" table:style-name="ce1">
            <text:p>BEDOYA GIRALD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0500583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MAESTRIA EN FILOSOFI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string" table:style-name="ce1">
            <text:p>JOHN ALFONSO</text:p>
          </table:table-cell>
          <table:table-cell office:value-type="string" table:style-name="ce1">
            <text:p>ARISTIZABAL GIRALD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0902271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PROCESAL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string" table:style-name="ce1">
            <text:p>LUIS ALBEIRO</text:p>
          </table:table-cell>
          <table:table-cell office:value-type="string" table:style-name="ce1">
            <text:p>PEREZ VILL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21838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string" table:style-name="ce1">
            <text:p>MAURICIO</text:p>
          </table:table-cell>
          <table:table-cell office:value-type="string" table:style-name="ce1">
            <text:p>RUA MARIN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222651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POLITICAS PUBLICAS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string" table:style-name="ce1">
            <text:p>JUAN GUILLERMO</text:p>
          </table:table-cell>
          <table:table-cell office:value-type="string" table:style-name="ce1">
            <text:p>LOPEZ PINED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263996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COMERCIAL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string" table:style-name="ce1">
            <text:p>JUAN DAVID</text:p>
          </table:table-cell>
          <table:table-cell office:value-type="string" table:style-name="ce1">
            <text:p>RAMIREZ ECHEVERRI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277191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CIENCIAS POLITICAS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string" table:style-name="ce1">
            <text:p>SANTIAGO ALEJANDRO</text:p>
          </table:table-cell>
          <table:table-cell office:value-type="string" table:style-name="ce1">
            <text:p>JIMENEZ CAMPIÑ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293404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string" table:style-name="ce1">
            <text:p>CARLOS RAFAEL</text:p>
          </table:table-cell>
          <table:table-cell office:value-type="string" table:style-name="ce1">
            <text:p>BRITTO LONDOÑ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316499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MEDELLIN</text:p>
          </table:table-cell>
          <table:table-cell table:number-columns-repeated="16375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string" table:style-name="ce1">
            <text:p>JUAN ESTEBAN</text:p>
          </table:table-cell>
          <table:table-cell office:value-type="string" table:style-name="ce1">
            <text:p>JARAMILLO GIRALD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33049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CIENCIA POLITIC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string" table:style-name="ce1">
            <text:p>RODRIGO DE JESUS<text:s/></text:p>
          </table:table-cell>
          <table:table-cell office:value-type="string" table:style-name="ce1">
            <text:p>GONZALEZ CIFUENTE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331639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 DE FAMILIA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string" table:style-name="ce1">
            <text:p>LUIS EMILIO</text:p>
          </table:table-cell>
          <table:table-cell office:value-type="string" table:style-name="ce1">
            <text:p>LOPEZ ZAPAT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33561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string" table:style-name="ce1">
            <text:p>OSCAR ARMANDO</text:p>
          </table:table-cell>
          <table:table-cell office:value-type="string" table:style-name="ce1">
            <text:p>SUAREZ RAMIR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360833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string" table:style-name="ce1">
            <text:p>JOHAN ANDREY</text:p>
          </table:table-cell>
          <table:table-cell office:value-type="string" table:style-name="ce1">
            <text:p>RODRIGUEZ RODRIGU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363357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MEDELLIN</text:p>
          </table:table-cell>
          <table:table-cell table:number-columns-repeated="16375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string" table:style-name="ce1">
            <text:p>SEBASTIAN</text:p>
          </table:table-cell>
          <table:table-cell office:value-type="string" table:style-name="ce1">
            <text:p>VELASQUEZ HOYO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367973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string" table:style-name="ce1">
            <text:p>DANY ALEXANDER</text:p>
          </table:table-cell>
          <table:table-cell office:value-type="string" table:style-name="ce1">
            <text:p>GRANDA JARAMILL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370814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Economía, Administración, Contaduria y Afines</text:p>
          </table:table-cell>
          <table:table-cell office:value-type="string" table:style-name="ce1">
            <text:p>ESPECIALISTA EN GESTION INMOBILARIA</text:p>
          </table:table-cell>
          <table:table-cell office:value-type="string" table:style-name="ce1">
            <text:p>UNIVERSIDAD NACIONAL DE COLOMBIA-BOG</text:p>
          </table:table-cell>
          <table:table-cell table:number-columns-repeated="16375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string" table:style-name="ce1">
            <text:p>MAURICIO ANDRES</text:p>
          </table:table-cell>
          <table:table-cell office:value-type="string" table:style-name="ce1">
            <text:p>MACHADO ALVARAD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378527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ISTA EN DERECHO DE LOS NEGOCIOS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string" table:style-name="ce1">
            <text:p>JULIAN ANDRES</text:p>
          </table:table-cell>
          <table:table-cell office:value-type="string" table:style-name="ce1">
            <text:p>VALCARCEL VARGA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381747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string" table:style-name="ce1">
            <text:p>CARLOS ANDRES</text:p>
          </table:table-cell>
          <table:table-cell office:value-type="string" table:style-name="ce1">
            <text:p>GOMEZ GARCI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384475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BIOETICA Y BIODERECHO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string" table:style-name="ce1">
            <text:p>JULIAN DAVID</text:p>
          </table:table-cell>
          <table:table-cell office:value-type="string" table:style-name="ce1">
            <text:p>AGUDELO OSORI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388754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string" table:style-name="ce1">
            <text:p>EDWIN ANDRES</text:p>
          </table:table-cell>
          <table:table-cell office:value-type="string" table:style-name="ce1">
            <text:p>GOMEZ MUÑO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389391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IZACIÓN EN RESPONSABLIDAD CIVIL Y DEL ESTADO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string" table:style-name="ce1">
            <text:p>CASTI LONGAS ANDRES<text:s/></text:p>
          </table:table-cell>
          <table:table-cell office:value-type="string" table:style-name="ce1">
            <text:p>DIAZ DEL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526571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string" table:style-name="ce1">
            <text:p>DERZU</text:p>
          </table:table-cell>
          <table:table-cell office:value-type="string" table:style-name="ce1">
            <text:p>PEREZ FIGUERO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527184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string" table:style-name="ce1">
            <text:p>FARUK SAMAN</text:p>
          </table:table-cell>
          <table:table-cell office:value-type="string" table:style-name="ce1">
            <text:p>GONZALEZ BUITRAG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590480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COMUNICACION SOCIAL-PERIODISTA</text:p>
          </table:table-cell>
          <table:table-cell office:value-type="string" table:style-name="ce1">
            <text:p>UNAD UNIVERSIDAD NACIONAL A DISTANCIA</text:p>
          </table:table-cell>
          <table:table-cell table:number-columns-repeated="16375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string" table:style-name="ce1">
            <text:p>EDGAR ALBERTO</text:p>
          </table:table-cell>
          <table:table-cell office:value-type="string" table:style-name="ce1">
            <text:p>DUQUE GUTIERR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593534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SEGURIDAD <text:s/>SOCI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string" table:style-name="ce1">
            <text:p>GERMAN HUMBERTO</text:p>
          </table:table-cell>
          <table:table-cell office:value-type="string" table:style-name="ce1">
            <text:p>BECERRA MARTIN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604795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REVISORIA FISCAL</text:p>
          </table:table-cell>
          <table:table-cell office:value-type="string" table:style-name="ce1">
            <text:p>UNIVERSIDAD DE MEDELLIN</text:p>
          </table:table-cell>
          <table:table-cell table:number-columns-repeated="16375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string" table:style-name="ce1">
            <text:p>JORGE IVAN</text:p>
          </table:table-cell>
          <table:table-cell office:value-type="string" table:style-name="ce1">
            <text:p>DUQUE GUTIERR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618277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string" table:style-name="ce1">
            <text:p>FRANCISCO ALIRIO</text:p>
          </table:table-cell>
          <table:table-cell office:value-type="string" table:style-name="ce1">
            <text:p>SERNA ARISTIZABAL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66324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DERECHO PRIVADO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string" table:style-name="ce1">
            <text:p>CARLOS MARIO</text:p>
          </table:table-cell>
          <table:table-cell office:value-type="string" table:style-name="ce1">
            <text:p>GALLEGO OSPIN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679291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string" table:style-name="ce1">
            <text:p>IVAN ADOLFO</text:p>
          </table:table-cell>
          <table:table-cell office:value-type="string" table:style-name="ce1">
            <text:p>GORDILLO VER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688684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POLITOLOG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string" table:style-name="ce1">
            <text:p>OSCAR ALBERTO</text:p>
          </table:table-cell>
          <table:table-cell office:value-type="string" table:style-name="ce1">
            <text:p>GARCIA ARCIL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689315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PROCES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string" table:style-name="ce1">
            <text:p>NELSON AUGUSTO</text:p>
          </table:table-cell>
          <table:table-cell office:value-type="string" table:style-name="ce1">
            <text:p>RUIZ SEPULVED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69060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string" table:style-name="ce1">
            <text:p>JUAN FERNANDO</text:p>
          </table:table-cell>
          <table:table-cell office:value-type="string" table:style-name="ce1">
            <text:p>GUTIERREZ MARQU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690759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ISTA EN ESTUDIOS POLITICOS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string" table:style-name="ce1">
            <text:p>JOHN JAIRO</text:p>
          </table:table-cell>
          <table:table-cell office:value-type="string" table:style-name="ce1">
            <text:p>GIRALDO GRAND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03898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GOBIERNO</text:p>
          </table:table-cell>
          <table:table-cell office:value-type="string" table:style-name="ce1">
            <text:p>UNIVERSIDAD DE MEDELLIN</text:p>
          </table:table-cell>
          <table:table-cell table:number-columns-repeated="16375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string" table:style-name="ce1">
            <text:p>FERNEY ALBERTO</text:p>
          </table:table-cell>
          <table:table-cell office:value-type="string" table:style-name="ce1">
            <text:p>VERGARA GARCI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10119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string" table:style-name="ce1">
            <text:p>DANIEL MAURICIO</text:p>
          </table:table-cell>
          <table:table-cell office:value-type="string" table:style-name="ce1">
            <text:p>PATIÑO MARIAC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1206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MAESTRIA EN FILOSOFI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string" table:style-name="ce1">
            <text:p>JUAN CARLOS</text:p>
          </table:table-cell>
          <table:table-cell office:value-type="string" table:style-name="ce1">
            <text:p>LOPERA ESPINAL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28311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 DE FAMILIA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string" table:style-name="ce1">
            <text:p>JOSE AGUSTIN</text:p>
          </table:table-cell>
          <table:table-cell office:value-type="string" table:style-name="ce1">
            <text:p>VELEZ UPEGUI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29094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string" table:style-name="ce1">
            <text:p>JONNI ALEXANDER</text:p>
          </table:table-cell>
          <table:table-cell office:value-type="string" table:style-name="ce1">
            <text:p>GIRALDO JURAD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29636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CIENCIAS POLITICAS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string" table:style-name="ce1">
            <text:p>CARLOS ANDRES</text:p>
          </table:table-cell>
          <table:table-cell office:value-type="string" table:style-name="ce1">
            <text:p>VERA MAZ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32653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lSTA EN DERECHO CIVIL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string" table:style-name="ce1">
            <text:p>JHON FREDY</text:p>
          </table:table-cell>
          <table:table-cell office:value-type="string" table:style-name="ce1">
            <text:p>ECHEVERRI GALLEG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36750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lSTA EN DERECHO CIVIL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string" table:style-name="ce1">
            <text:p>WILLINGTON</text:p>
          </table:table-cell>
          <table:table-cell office:value-type="string" table:style-name="ce1">
            <text:p>GIL ALZATE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4515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25" table:style-name="ce1">
            <text:p>225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MENDIETA GONZAL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53708</text:p>
          </table:table-cell>
          <table:table-cell office:value-type="string" table:style-name="ce1">
            <text:p>DOCTO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OCTOR EN DERECHO CONSTITUCIONAL</text:p>
          </table:table-cell>
          <table:table-cell office:value-type="string" table:style-name="ce1">
            <text:p>UNIVERSIDAD COMPLUTENSE DE MADRID</text:p>
          </table:table-cell>
          <table:table-cell table:number-columns-repeated="16375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string" table:style-name="ce1">
            <text:p>CARLOS MARIO</text:p>
          </table:table-cell>
          <table:table-cell office:value-type="string" table:style-name="ce1">
            <text:p>HERRERA MUÑO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58801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 PROCESAL PENAL Y TEORIA DEL DELITO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227" table:style-name="ce1">
            <text:p>227</text:p>
          </table:table-cell>
          <table:table-cell office:value-type="string" table:style-name="ce1">
            <text:p>JUAN CARLOS</text:p>
          </table:table-cell>
          <table:table-cell office:value-type="string" table:style-name="ce1">
            <text:p>MUNERA MONTOY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59720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ALISTA EN DERECHO PUBLICO AREA DERECHO ADMINISTRATIVO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string" table:style-name="ce1">
            <text:p>MAURICIO ANDRES</text:p>
          </table:table-cell>
          <table:table-cell office:value-type="string" table:style-name="ce1">
            <text:p>GALLO CALLEJA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63012</text:p>
          </table:table-cell>
          <table:table-cell office:value-type="string" table:style-name="ce1">
            <text:p>DOCTO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DOCTOR EN FILOSOFI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29" table:style-name="ce1">
            <text:p>229</text:p>
          </table:table-cell>
          <table:table-cell office:value-type="string" table:style-name="ce1">
            <text:p>ORLANDO</text:p>
          </table:table-cell>
          <table:table-cell office:value-type="string" table:style-name="ce1">
            <text:p>CARRILLO OCHO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75430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string" table:style-name="ce1">
            <text:p>JAVIER HUMBERTO</text:p>
          </table:table-cell>
          <table:table-cell office:value-type="string" table:style-name="ce1">
            <text:p>VEGA MEZ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87602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231" table:style-name="ce1">
            <text:p>231</text:p>
          </table:table-cell>
          <table:table-cell office:value-type="string" table:style-name="ce1">
            <text:p>FERNANDO</text:p>
          </table:table-cell>
          <table:table-cell office:value-type="string" table:style-name="ce1">
            <text:p>VELEZ SEPULVED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91138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CIENCIAS POLITICAS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string" table:style-name="ce1">
            <text:p>EDDISON DAVID</text:p>
          </table:table-cell>
          <table:table-cell office:value-type="string" table:style-name="ce1">
            <text:p>CASTRILLON GARCI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91278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DERECHO PROCESAL</text:p>
          </table:table-cell>
          <table:table-cell office:value-type="string" table:style-name="ce1">
            <text:p>UNIVERSIDAD DE MEDELLIN</text:p>
          </table:table-cell>
          <table:table-cell table:number-columns-repeated="16375"/>
        </table:table-row>
        <table:table-row table:style-name="ro2">
          <table:table-cell office:value-type="float" office:value="233" table:style-name="ce1">
            <text:p>233</text:p>
          </table:table-cell>
          <table:table-cell office:value-type="string" table:style-name="ce1">
            <text:p>SERGIO ANDRES</text:p>
          </table:table-cell>
          <table:table-cell office:value-type="string" table:style-name="ce1">
            <text:p>GIRALDO GALEAN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9245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34" table:style-name="ce1">
            <text:p>234</text:p>
          </table:table-cell>
          <table:table-cell office:value-type="string" table:style-name="ce1">
            <text:p>JUAN CAMILO</text:p>
          </table:table-cell>
          <table:table-cell office:value-type="string" table:style-name="ce1">
            <text:p>MEJIA WALKER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179740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35" table:style-name="ce1">
            <text:p>235</text:p>
          </table:table-cell>
          <table:table-cell office:value-type="string" table:style-name="ce1">
            <text:p>EDUIN ALBERTO</text:p>
          </table:table-cell>
          <table:table-cell office:value-type="string" table:style-name="ce1">
            <text:p>AVILA FERREIR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4181756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COMERCIAL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string" table:style-name="ce1">
            <text:p>GREGORIO</text:p>
          </table:table-cell>
          <table:table-cell office:value-type="string" table:style-name="ce1">
            <text:p>AREVALO NAVARR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829900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ESTUDIOS POLITICOS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237" table:style-name="ce1">
            <text:p>237</text:p>
          </table:table-cell>
          <table:table-cell office:value-type="string" table:style-name="ce1">
            <text:p>CARLOS DAVID</text:p>
          </table:table-cell>
          <table:table-cell office:value-type="string" table:style-name="ce1">
            <text:p>LOPEZ NORIEG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8713545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ESTUDIOS SOCIOESPACIALES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string" table:style-name="ce1">
            <text:p>ALVARO MIGUEL</text:p>
          </table:table-cell>
          <table:table-cell office:value-type="string" table:style-name="ce1">
            <text:p>VILLADIEGO VELASQU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871541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39" table:style-name="ce1">
            <text:p>239</text:p>
          </table:table-cell>
          <table:table-cell office:value-type="string" table:style-name="ce1">
            <text:p>JOSE FERNANDO</text:p>
          </table:table-cell>
          <table:table-cell office:value-type="string" table:style-name="ce1">
            <text:p>TOLEDO PERDOM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79289558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DERECHO PROCESAL</text:p>
          </table:table-cell>
          <table:table-cell office:value-type="string" table:style-name="ce1">
            <text:p>UNIVERSIDAD DE MEDELLIN</text:p>
          </table:table-cell>
          <table:table-cell table:number-columns-repeated="16375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string" table:style-name="ce1">
            <text:p>JUAN PABLO</text:p>
          </table:table-cell>
          <table:table-cell office:value-type="string" table:style-name="ce1">
            <text:p>CUBILLOS MELEND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0047471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NACIONAL DE COLOMBIA-BOG</text:p>
          </table:table-cell>
          <table:table-cell table:number-columns-repeated="16375"/>
        </table:table-row>
        <table:table-row table:style-name="ro2">
          <table:table-cell office:value-type="float" office:value="241" table:style-name="ce1">
            <text:p>241</text:p>
          </table:table-cell>
          <table:table-cell office:value-type="string" table:style-name="ce1">
            <text:p>CARLOS ALBERTO</text:p>
          </table:table-cell>
          <table:table-cell office:value-type="string" table:style-name="ce1">
            <text:p>MEJIA WALKER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027349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CONSTITUCION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42" table:style-name="ce1">
            <text:p>242</text:p>
          </table:table-cell>
          <table:table-cell office:value-type="string" table:style-name="ce1">
            <text:p>OSCAR MAURICIO</text:p>
          </table:table-cell>
          <table:table-cell office:value-type="string" table:style-name="ce1">
            <text:p>CASTAÑO BARRER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028637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MAESTRIA EN FILOSOFI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43" table:style-name="ce1">
            <text:p>243</text:p>
          </table:table-cell>
          <table:table-cell office:value-type="string" table:style-name="ce1">
            <text:p>NICOLAS</text:p>
          </table:table-cell>
          <table:table-cell office:value-type="string" table:style-name="ce1">
            <text:p>CEBALLOS BEDOY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031519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string" table:style-name="ce1">
            <text:p>JORGE ELIECER</text:p>
          </table:table-cell>
          <table:table-cell office:value-type="string" table:style-name="ce1">
            <text:p>CARDONA JIMEN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071126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PROCES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45" table:style-name="ce1">
            <text:p>245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OSORIO MADRID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106216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ECILISTA EN DERECHO PUBLICO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246" table:style-name="ce1">
            <text:p>246</text:p>
          </table:table-cell>
          <table:table-cell office:value-type="string" table:style-name="ce1">
            <text:p>SELLER</text:p>
          </table:table-cell>
          <table:table-cell office:value-type="string" table:style-name="ce1">
            <text:p>ALVAREZ URREG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12795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47" table:style-name="ce1">
            <text:p>247</text:p>
          </table:table-cell>
          <table:table-cell office:value-type="string" table:style-name="ce1">
            <text:p>DAVID IGNACIO</text:p>
          </table:table-cell>
          <table:table-cell office:value-type="string" table:style-name="ce1">
            <text:p>MOLINA VELASQU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154996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MASTER EN PSICOLOGIA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string" table:style-name="ce1">
            <text:p>GIL MILLER JOSE<text:s/></text:p>
          </table:table-cell>
          <table:table-cell office:value-type="string" table:style-name="ce1">
            <text:p>PUYO DIA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231961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DEL TRABAJO Y SEGURIDAD SOCIAL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49" table:style-name="ce1">
            <text:p>249</text:p>
          </table:table-cell>
          <table:table-cell office:value-type="string" table:style-name="ce1">
            <text:p>HERNAN AUGUSTO</text:p>
          </table:table-cell>
          <table:table-cell office:value-type="string" table:style-name="ce1">
            <text:p>LOPEZ DUQUE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255831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string" table:style-name="ce1">
            <text:p>RAUL HUMBERTO</text:p>
          </table:table-cell>
          <table:table-cell office:value-type="string" table:style-name="ce1">
            <text:p>OCHOA CARVAJAL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294891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MAESTRIA EN FILOSOFI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51" table:style-name="ce1">
            <text:p>251</text:p>
          </table:table-cell>
          <table:table-cell office:value-type="string" table:style-name="ce1">
            <text:p>LEYDER HUMBERTO</text:p>
          </table:table-cell>
          <table:table-cell office:value-type="string" table:style-name="ce1">
            <text:p>PERDOMO RAMIR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304343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CIENCIA POLITIC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52" table:style-name="ce1">
            <text:p>252</text:p>
          </table:table-cell>
          <table:table-cell office:value-type="string" table:style-name="ce1">
            <text:p>CESAR AUGUSTO</text:p>
          </table:table-cell>
          <table:table-cell office:value-type="string" table:style-name="ce1">
            <text:p>LONDOÑO ALVAR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358796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ESTUDIOS POLITICOS</text:p>
          </table:table-cell>
          <table:table-cell office:value-type="string" table:style-name="ce1">
            <text:p>UNIVERSIDAD NACIONAL DE COLOMBIA-BOG</text:p>
          </table:table-cell>
          <table:table-cell table:number-columns-repeated="16375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string" table:style-name="ce1">
            <text:p>JOSE YESID</text:p>
          </table:table-cell>
          <table:table-cell office:value-type="string" table:style-name="ce1">
            <text:p>CARRILLO CANTILL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4085097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ESTUDIOS POLITICOS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string" table:style-name="ce1">
            <text:p>OSCAR DE JESUS<text:s/></text:p>
          </table:table-cell>
          <table:table-cell office:value-type="string" table:style-name="ce1">
            <text:p>GIRALDO TORRE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415992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55" table:style-name="ce1">
            <text:p>255</text:p>
          </table:table-cell>
          <table:table-cell office:value-type="string" table:style-name="ce1">
            <text:p>EDWIN JADER</text:p>
          </table:table-cell>
          <table:table-cell office:value-type="string" table:style-name="ce1">
            <text:p>SUAZA ESTRAD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432186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Ingeniería, Arquitectura, Urbanismo y Afines</text:p>
          </table:table-cell>
          <table:table-cell office:value-type="string" table:style-name="ce1">
            <text:p>ESPECIALISTA EN PLANEAICION URBANA</text:p>
          </table:table-cell>
          <table:table-cell office:value-type="string" table:style-name="ce1">
            <text:p>COLEGIO MAYOR DE ANTIOQUIA</text:p>
          </table:table-cell>
          <table:table-cell table:number-columns-repeated="16375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string" table:style-name="ce1">
            <text:p>JAVIER ENRIQUE</text:p>
          </table:table-cell>
          <table:table-cell office:value-type="string" table:style-name="ce1">
            <text:p>MUÑOZ VALDIVIES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88001897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CIENCIA POLITIC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string" table:style-name="ce1">
            <text:p>EUCLIDES ALVARO</text:p>
          </table:table-cell>
          <table:table-cell office:value-type="string" table:style-name="ce1">
            <text:p>LONDONO LONDON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481943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string" table:style-name="ce1">
            <text:p>ARMANDO</text:p>
          </table:table-cell>
          <table:table-cell office:value-type="string" table:style-name="ce1">
            <text:p>VALENCIA TOBON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489084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string" table:style-name="ce1">
            <text:p>JUAN MANUEL</text:p>
          </table:table-cell>
          <table:table-cell office:value-type="string" table:style-name="ce1">
            <text:p>PATIÑO MARIN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492944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Ingeniería, Arquitectura, Urbanismo y Afines</text:p>
          </table:table-cell>
          <table:table-cell office:value-type="string" table:style-name="ce1">
            <text:p>ESP. EN PLANEACION URBANO-REGIONAL</text:p>
          </table:table-cell>
          <table:table-cell office:value-type="string" table:style-name="ce1">
            <text:p>UNIVERSIDAD NACIONAL DE COLOMBIA-BOG</text:p>
          </table:table-cell>
          <table:table-cell table:number-columns-repeated="16375"/>
        </table:table-row>
        <table:table-row table:style-name="ro2">
          <table:table-cell office:value-type="float" office:value="260" table:style-name="ce1">
            <text:p>260</text:p>
          </table:table-cell>
          <table:table-cell office:value-type="string" table:style-name="ce1">
            <text:p>JAIME ALBERTO</text:p>
          </table:table-cell>
          <table:table-cell office:value-type="string" table:style-name="ce1">
            <text:p>AGUDELO FIGUERO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498396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61" table:style-name="ce1">
            <text:p>261</text:p>
          </table:table-cell>
          <table:table-cell office:value-type="string" table:style-name="ce1">
            <text:p>MAX YURI</text:p>
          </table:table-cell>
          <table:table-cell office:value-type="string" table:style-name="ce1">
            <text:p>GIL RAMIR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52122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CIENCIAS POLITICAS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62" table:style-name="ce1">
            <text:p>262</text:p>
          </table:table-cell>
          <table:table-cell office:value-type="string" table:style-name="ce1">
            <text:p>JAVIER IGNACIO</text:p>
          </table:table-cell>
          <table:table-cell office:value-type="string" table:style-name="ce1">
            <text:p>VARGAS DUQUE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548375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263" table:style-name="ce1">
            <text:p>263</text:p>
          </table:table-cell>
          <table:table-cell office:value-type="string" table:style-name="ce1">
            <text:p>LUIS GUILERMO</text:p>
          </table:table-cell>
          <table:table-cell office:value-type="string" table:style-name="ce1">
            <text:p>ANGULO CARDON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550159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Economía, Administración, Contaduria y Afines</text:p>
          </table:table-cell>
          <table:table-cell office:value-type="string" table:style-name="ce1">
            <text:p>ESPECIALISTA EN GERENCIA DE PROYECTOS</text:p>
          </table:table-cell>
          <table:table-cell office:value-type="string" table:style-name="ce1">
            <text:p>UNIVERSIDAD DEL TOLIMA</text:p>
          </table:table-cell>
          <table:table-cell table:number-columns-repeated="16375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string" table:style-name="ce1">
            <text:p>JUAN GUILLERMO</text:p>
          </table:table-cell>
          <table:table-cell office:value-type="string" table:style-name="ce1">
            <text:p>HERNANDEZ GIL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554482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MAGISTER EN INVESTIGACIÓN PSICOANALÍTIC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65" table:style-name="ce1">
            <text:p>265</text:p>
          </table:table-cell>
          <table:table-cell office:value-type="string" table:style-name="ce1">
            <text:p>DIOMER GIOVANNI</text:p>
          </table:table-cell>
          <table:table-cell office:value-type="string" table:style-name="ce1">
            <text:p>MONCADA MONTOY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561859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ADMINISTRATIVO</text:p>
          </table:table-cell>
          <table:table-cell office:value-type="string" table:style-name="ce1">
            <text:p>UNIVERSIDAD EXTERNADO DE COLOMBIA</text:p>
          </table:table-cell>
          <table:table-cell table:number-columns-repeated="16375"/>
        </table:table-row>
        <table:table-row table:style-name="ro2">
          <table:table-cell office:value-type="float" office:value="266" table:style-name="ce1">
            <text:p>266</text:p>
          </table:table-cell>
          <table:table-cell office:value-type="string" table:style-name="ce1">
            <text:p>BENJAMIN DE JESUS<text:s/></text:p>
          </table:table-cell>
          <table:table-cell office:value-type="string" table:style-name="ce1">
            <text:p>YEPES PUERT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571979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DERECHO PROCESAL</text:p>
          </table:table-cell>
          <table:table-cell office:value-type="string" table:style-name="ce1">
            <text:p>UNIVERSIDAD DE MEDELLIN</text:p>
          </table:table-cell>
          <table:table-cell table:number-columns-repeated="16375"/>
        </table:table-row>
        <table:table-row table:style-name="ro2">
          <table:table-cell office:value-type="float" office:value="267" table:style-name="ce1">
            <text:p>267</text:p>
          </table:table-cell>
          <table:table-cell office:value-type="string" table:style-name="ce1">
            <text:p>BAYRON RICARDO</text:p>
          </table:table-cell>
          <table:table-cell office:value-type="string" table:style-name="ce1">
            <text:p>GONGORA ARANG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584304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PROCESAL</text:p>
          </table:table-cell>
          <table:table-cell office:value-type="string" table:style-name="ce1">
            <text:p>UNIVERSIDAD AUTONOMA LATINOAMERICANA-UNAULA-</text:p>
          </table:table-cell>
          <table:table-cell table:number-columns-repeated="16375"/>
        </table:table-row>
        <table:table-row table:style-name="ro2">
          <table:table-cell office:value-type="float" office:value="268" table:style-name="ce1">
            <text:p>268</text:p>
          </table:table-cell>
          <table:table-cell office:value-type="string" table:style-name="ce1">
            <text:p>HERNAN ALBERTO</text:p>
          </table:table-cell>
          <table:table-cell office:value-type="string" table:style-name="ce1">
            <text:p>VILLA ORREG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592021</text:p>
          </table:table-cell>
          <table:table-cell office:value-type="string" table:style-name="ce1">
            <text:p>DOCTO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OCTOR EN DERECHO PROCESAL CONTEMPORANEO</text:p>
          </table:table-cell>
          <table:table-cell office:value-type="string" table:style-name="ce1">
            <text:p>UNIVERSIDAD DE MEDELLIN</text:p>
          </table:table-cell>
          <table:table-cell table:number-columns-repeated="16375"/>
        </table:table-row>
        <table:table-row table:style-name="ro2">
          <table:table-cell office:value-type="float" office:value="269" table:style-name="ce1">
            <text:p>269</text:p>
          </table:table-cell>
          <table:table-cell office:value-type="string" table:style-name="ce1">
            <text:p>ROBERTH AUGUSTO</text:p>
          </table:table-cell>
          <table:table-cell office:value-type="string" table:style-name="ce1">
            <text:p>URIBE ALVAR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620210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 PENAL</text:p>
          </table:table-cell>
          <table:table-cell office:value-type="string" table:style-name="ce1">
            <text:p>UNIVERSIDAD EAFIT-UNIVERSIDAD ESCUELA DE ADMI</text:p>
          </table:table-cell>
          <table:table-cell table:number-columns-repeated="16375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string" table:style-name="ce1">
            <text:p>DEIMAN LEON</text:p>
          </table:table-cell>
          <table:table-cell office:value-type="string" table:style-name="ce1">
            <text:p>CUARTAS CELI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660084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ESTRIA EN CIENCIA POLITICA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71" table:style-name="ce1">
            <text:p>271</text:p>
          </table:table-cell>
          <table:table-cell office:value-type="string" table:style-name="ce1">
            <text:p>EDWIN FERNANDO</text:p>
          </table:table-cell>
          <table:table-cell office:value-type="string" table:style-name="ce1">
            <text:p>GIRALDO HERRERA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662696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COMERCIAL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272" table:style-name="ce1">
            <text:p>272</text:p>
          </table:table-cell>
          <table:table-cell office:value-type="string" table:style-name="ce1">
            <text:p>JULIAN ESTEBAN</text:p>
          </table:table-cell>
          <table:table-cell office:value-type="string" table:style-name="ce1">
            <text:p>VELEZ PERE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667326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273" table:style-name="ce1">
            <text:p>273</text:p>
          </table:table-cell>
          <table:table-cell office:value-type="string" table:style-name="ce1">
            <text:p>JUAN PABLO</text:p>
          </table:table-cell>
          <table:table-cell office:value-type="string" table:style-name="ce1">
            <text:p>RESTREPO RESTREPO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667634</text:p>
          </table:table-cell>
          <table:table-cell office:value-type="string" table:style-name="ce1">
            <text:p>ESPEC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ESP. EN DERECHO DE LA SEGURIDAD SOCIAL</text:p>
          </table:table-cell>
          <table:table-cell office:value-type="string" table:style-name="ce1">
            <text:p>UNIVERSIDAD PONTIFICIA BOLIVARIANA</text:p>
          </table:table-cell>
          <table:table-cell table:number-columns-repeated="16375"/>
        </table:table-row>
        <table:table-row table:style-name="ro2">
          <table:table-cell office:value-type="float" office:value="274" table:style-name="ce1">
            <text:p>274</text:p>
          </table:table-cell>
          <table:table-cell office:value-type="string" table:style-name="ce1">
            <text:p>SANTIAGO</text:p>
          </table:table-cell>
          <table:table-cell office:value-type="string" table:style-name="ce1">
            <text:p>MONTOYA DIAZ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671121</text:p>
          </table:table-cell>
          <table:table-cell office:value-type="string" table:style-name="ce1">
            <text:p>PREGR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75" table:style-name="ce1">
            <text:p>275</text:p>
          </table:table-cell>
          <table:table-cell office:value-type="string" table:style-name="ce1">
            <text:p>ALEJANDRO</text:p>
          </table:table-cell>
          <table:table-cell office:value-type="string" table:style-name="ce1">
            <text:p>MURCIA JONATHAN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707184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Ciencias Sociales, Derecho, Ciencias politicas</text:p>
          </table:table-cell>
          <table:table-cell office:value-type="string" table:style-name="ce1">
            <text:p>MAGISTER EN DERECHO</text:p>
          </table:table-cell>
          <table:table-cell office:value-type="string" table:style-name="ce1">
            <text:p>UNIVERSIDAD DE ANTIOQUIA</text:p>
          </table:table-cell>
          <table:table-cell table:number-columns-repeated="16375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string" table:style-name="ce1">
            <text:p>LUIS ALBERTO</text:p>
          </table:table-cell>
          <table:table-cell office:value-type="string" table:style-name="ce1">
            <text:p>ARANGO VANEGAS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98761813</text:p>
          </table:table-cell>
          <table:table-cell office:value-type="string" table:style-name="ce1">
            <text:p>MAEST</text:p>
          </table:table-cell>
          <table:table-cell office:value-type="string" table:style-name="ce1">
            <text:p>Humanidades y Ciencias Religiosas</text:p>
          </table:table-cell>
          <table:table-cell office:value-type="string" table:style-name="ce1">
            <text:p>MAGISTER EN CONFLICTO, RECONSTRUCCION Y SEGURIDAD HUMANA</text:p>
          </table:table-cell>
          <table:table-cell office:value-type="string" table:style-name="ce1">
            <text:p>UNIVERSIDADE DE VIGO</text:p>
          </table:table-cell>
          <table:table-cell table:number-columns-repeated="16375"/>
        </table:table-row>
        <table:table-row table:number-rows-repeated="104829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Duvan Giraldo Avendaño</meta:initial-creator>
    <dc:creator>Duvan Giraldo Avendaño</dc:creator>
    <meta:creation-date>2015-06-05T18:19:34Z</meta:creation-date>
    <dc:date>2020-09-22T18:41:19Z</dc:date>
  </office:meta>
</office:document-meta>
</file>